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9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2.6346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7008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null-year="1941"/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OLID Humidity sensor</text:p>
          </table:table-cell>
          <table:table-cell/>
          <table:table-cell office:value-type="string">
            <text:p>Version 1.0</text:p>
          </table:table-cell>
          <table:table-cell table:number-columns-repeated="6"/>
        </table:table-row>
        <table:table-row table:style-name="ro1">
          <table:table-cell office:value-type="string">
            <text:p>Resistors 1% <text:s/>in not indicated otherwise</text:p>
          </table:table-cell>
          <table:table-cell table:number-columns-repeated="8"/>
        </table:table-row>
        <table:table-row table:style-name="ro1">
          <table:table-cell office:value-type="string">
            <text:p>Capicitors <text:s/>10V <text:s/>/ 20 % <text:s/>if not indicated otherwise</text:p>
          </table:table-cell>
          <table:table-cell table:number-columns-repeated="8"/>
        </table:table-row>
        <table:table-row table:style-name="ro1">
          <table:table-cell office:value-type="string">
            <text:p>value NC means do not place</text:p>
          </table:table-cell>
          <table:table-cell table:number-columns-repeated="8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Description</text:p>
          </table:table-cell>
          <table:table-cell office:value-type="string">
            <text:p>MPN</text:p>
          </table:table-cell>
          <table:table-cell office:value-type="string">
            <text:p>OC_FARNELL</text:p>
          </table:table-cell>
          <table:table-cell office:value-type="string">
            <text:p>PARTNO</text:p>
          </table:table-cell>
          <table:table-cell office:value-type="string">
            <text:p>SUPPLIER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2"/>
          <table:table-cell office:value-type="string">
            <text:p>*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0R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ESISTOR, European symbol</text:p>
          </table:table-cell>
          <table:table-cell table:number-columns-repeated="4"/>
        </table:table-row>
        <table:table-row table:style-name="ro1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-EU_R0402</text:p>
          </table:table-cell>
          <table:table-cell office:value-type="string">
            <text:p>R0402</text:p>
          </table:table-cell>
          <table:table-cell office:value-type="string">
            <text:p>RESISTOR, European symbol</text:p>
          </table:table-cell>
          <table:table-cell table:number-columns-repeated="4"/>
        </table:table-row>
        <table:table-row table:style-name="ro1">
          <table:table-cell office:value-type="string">
            <text:p>U1</text:p>
          </table:table-cell>
          <table:table-cell office:value-type="string">
            <text:p>NC</text:p>
          </table:table-cell>
          <table:table-cell office:value-type="string">
            <text:p>NCP170</text:p>
          </table:table-cell>
          <table:table-cell office:value-type="string">
            <text:p>SOT563</text:p>
          </table:table-cell>
          <table:table-cell/>
          <table:table-cell office:value-type="string">
            <text:p>NCP170AXV330T2G</text:p>
          </table:table-cell>
          <table:table-cell office:value-type="float" office:value="2507604">
            <text:p>2507604</text:p>
          </table:table-cell>
          <table:table-cell/>
          <table:table-cell office:value-type="string">
            <text:p>ON</text:p>
          </table:table-cell>
        </table:table-row>
        <table:table-row table:style-name="ro1">
          <table:table-cell office:value-type="string">
            <text:p>U8</text:p>
          </table:table-cell>
          <table:table-cell table:number-columns-repeated="2" office:value-type="string">
            <text:p>HTS221</text:p>
          </table:table-cell>
          <table:table-cell office:value-type="string">
            <text:p>HLGA-6</text:p>
          </table:table-cell>
          <table:table-cell office:value-type="string">
            <text:p>Capacitive humidity sensor</text:p>
          </table:table-cell>
          <table:table-cell office:value-type="string">
            <text:p>HTS221</text:p>
          </table:table-cell>
          <table:table-cell office:value-type="float" office:value="2433085">
            <text:p>2433085</text:p>
          </table:table-cell>
          <table:table-cell/>
          <table:table-cell office:value-type="string">
            <text:p>ST</text:p>
          </table:table-cell>
        </table:table-row>
        <table:table-row table:style-name="ro1">
          <table:table-cell office:value-type="string">
            <text:p>X1</text:p>
          </table:table-cell>
          <table:table-cell table:number-columns-repeated="2" office:value-type="string">
            <text:p>MICROMATCH-6SMD</text:p>
          </table:table-cell>
          <table:table-cell office:value-type="string">
            <text:p>MICROMATCH_SMD-6</text:p>
          </table:table-cell>
          <table:table-cell office:value-type="string">
            <text:p>MicroMaTch 6 <text:s/>7-215464-6 / 0-215464-6</text:p>
          </table:table-cell>
          <table:table-cell office:value-type="string">
            <text:p>7-188275-6</text:p>
          </table:table-cell>
          <table:table-cell office:value-type="float" office:value="1056234">
            <text:p>105623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1/17/2016</text:date>, <text:time>14:3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4:39:14.35</dc:date>
    <dc:creator>Wim Beaumont</dc:creator>
    <meta:generator>OpenOffice/4.1.1$Win32 OpenOffice.org_project/411m6$Build-9775</meta:generator>
    <meta:editing-duration>PT2M13S</meta:editing-duration>
    <meta:editing-cycles>1</meta:editing-cycles>
    <meta:document-statistic meta:table-count="1" meta:cell-count="52" meta:object-count="0"/>
  </office:meta>
</office:document-meta>
</file>